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language="en" fo:country="US" fo:font-weight="normal" officeooo:paragraph-rsid="00d52ffc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d52ffc"/>
    </style:style>
    <style:style style:name="P14" style:family="paragraph" style:parent-style-name="Standard">
      <style:text-properties officeooo:paragraph-rsid="00ac4446"/>
    </style:style>
    <style:style style:name="P15" style:family="paragraph" style:parent-style-name="Standard">
      <style:text-properties officeooo:paragraph-rsid="00ab8c66"/>
    </style:style>
    <style:style style:name="P16" style:family="paragraph" style:parent-style-name="Standard">
      <style:text-properties officeooo:paragraph-rsid="00a799fd"/>
    </style:style>
    <style:style style:name="P17" style:family="paragraph" style:parent-style-name="Standard">
      <style:text-properties officeooo:paragraph-rsid="00a2d278"/>
    </style:style>
    <style:style style:name="P18" style:family="paragraph" style:parent-style-name="Standard">
      <style:text-properties officeooo:paragraph-rsid="00a11115"/>
    </style:style>
    <style:style style:name="P19" style:family="paragraph" style:parent-style-name="Standard">
      <style:text-properties officeooo:paragraph-rsid="009e479f"/>
    </style:style>
    <style:style style:name="P20" style:family="paragraph" style:parent-style-name="Standard">
      <style:text-properties officeooo:paragraph-rsid="009b6873"/>
    </style:style>
    <style:style style:name="P21" style:family="paragraph" style:parent-style-name="Standard">
      <style:text-properties officeooo:paragraph-rsid="009fcf47"/>
    </style:style>
    <style:style style:name="P22" style:family="paragraph" style:parent-style-name="Standard">
      <style:text-properties officeooo:paragraph-rsid="00981a80"/>
    </style:style>
    <style:style style:name="P23" style:family="paragraph" style:parent-style-name="Standard">
      <style:text-properties officeooo:paragraph-rsid="00964c56"/>
    </style:style>
    <style:style style:name="P24" style:family="paragraph" style:parent-style-name="Standard">
      <style:text-properties officeooo:paragraph-rsid="00c9d0f6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2" style:family="text">
      <style:text-properties officeooo:rsid="00393a1c"/>
    </style:style>
    <style:style style:name="T63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65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66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67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68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69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71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72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73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74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82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83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language="en" fo:country="US" officeooo:rsid="00b372e4"/>
    </style:style>
    <style:style style:name="T87" style:family="text">
      <style:text-properties fo:language="en" fo:country="US" fo:font-weight="normal" style:font-weight-asian="normal" style:font-weight-complex="normal"/>
    </style:style>
    <style:style style:name="T88" style:family="text">
      <style:text-properties fo:language="en" fo:country="US" fo:font-weight="normal" officeooo:rsid="00b42bac" style:font-weight-asian="normal" style:font-weight-complex="normal"/>
    </style:style>
    <style:style style:name="T89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90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91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-&gt; Gitpod içindir. Yerelde çalışıyorsanız,</text:span></text:span></text:p>
      <text:p text:style-name="P24"><text:span text:style-name="Strong_20_Emphasis"><text:span text:style-name="T1">workspace -&gt;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63"/></text:span></text:p>
      <text:p text:style-name="P13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3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63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63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/workspace</text:span></text:span></text:p>
      <text:p text:style-name="Standard"><text:span text:style-name="Strong_20_Emphasis"><text:span text:style-name="T63">$ vim autogen.input</text:span></text:span></text:p>
      <text:p text:style-name="P13"><text:a xlink:type="simple" xlink:href="https://gist.github.com/mrkara/18cefc8b48e403df5677b03c45145dcc" text:style-name="Internet_20_link" text:visited-style-name="Visited_20_Internet_20_Link"><text:span text:style-name="Strong_20_Emphasis"><text:span text:style-name="T63">https://gist.github.com/mrkara/18cefc8b48e403df5677b03c45145dcc</text:span></text:span></text:a><text:span text:style-name="Strong_20_Emphasis"><text:span text:style-name="T17"><text:tab/>:</text:span></text:span></text:p>
      <text:p text:style-name="P13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63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9">--without-java<text:line-break/>--without-help<text:line-break/>--with-parallelism=8</text:span></text:span></text:p>
      <text:p text:style-name="Standard"><text:span text:style-name="Strong_20_Emphasis"><text:span text:style-name="T63"/></text:span></text:p>
      <text:p text:style-name="P7">ekle ve kaydet.</text:p>
      <text:p text:style-name="P7"><text:line-break/><text:span text:style-name="T62">$ cp autogen.input core/ <text:s text:c="3"/>→ dosyayı /core ‘a kopyala</text:span></text:p>
      <text:p text:style-name="P7">$ cd core</text:p>
      <text:p text:style-name="P7"/>
      <text:p text:style-name="P13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3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Warning verirse nasm ile ilgili:</text:span></text:span></text:p>
      <text:p text:style-name="Standard"><text:span text:style-name="Strong_20_Emphasis"><text:span text:style-name="T63">$ brew install nasm</text:span></text:span></text:p>
      <text:p text:style-name="P13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3"><text:span text:style-name="Strong_20_Emphasis"><text:span text:style-name="T22">$ make <text:s text:c="3"/>→ </text:span></text:span><text:span text:style-name="Strong_20_Emphasis"><text:span text:style-name="T23">bazı ihtiyaç duyduğu ek paketleri indirecek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63">$ cd /workspace/core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63">Host ile başlayan kısmı kopyala ve</text:span></text:span></text:p>
      <text:p text:style-name="P13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3">t. </text:span></text:span><text:span text:style-name="Strong_20_Emphasis"><text:span text:style-name="T54">(en son kısma newline ekle)</text:span></text:span></text:p>
      <text:p text:style-name="P13"><text:span text:style-name="Strong_20_Emphasis"><text:span text:style-name="T55">$ ./logerrit test <text:s text:c="3"/>→</text:span></text:span><text:span text:style-name="Strong_20_Emphasis"><text:span text:style-name="T56"> ayarlarımızı test etmek için. </text:span></text:span><text:span text:style-name="Strong_20_Emphasis"><text:span text:style-name="T57">Ilk kez ssh sunucusu ile iletişim kuracağı için parmak izini doğrulamamızı istiyor. ‘yes’ yaz. </text:span></text:span><text:span text:style-name="Strong_20_Emphasis"><text:span text:style-name="T58">Daha önce oluşturduğumuz ssh parolasını gir. </text:span></text:span><text:span text:style-name="Strong_20_Emphasis"><text:span text:style-name="T59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3"><text:span text:style-name="Strong_20_Emphasis"><text:span text:style-name="T63">$ git config --global user.name “Bayram Çiçek” </text:span></text:span><text:span text:style-name="Strong_20_Emphasis"><text:span text:style-name="T64">(ya da direkt → $ vim ~/.gitconfig)</text:span></text:span></text:p>
      <text:p text:style-name="P13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63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63">$ git diff</text:span></text:span></text:p>
      <text:p text:style-name="Standard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make &amp;&amp; make check</text:span></text:span></text:p>
      <text:p text:style-name="Standard"><text:span text:style-name="Strong_20_Emphasis"><text:span text:style-name="T63"/></text:span></text:p>
      <text:p text:style-name="P13"><text:span text:style-name="Strong_20_Emphasis"><text:span text:style-name="T63">$ git commit -a -m “tdf#88205: </text:span></text:span><text:bookmark text:name="short_desc_nonedit_display"/><text:bookmark text:name="summary_container"/><text:span text:style-name="Strong_20_Emphasis"><text:span text:style-name="T63">Adapt uses of css::uno::Sequence to use initializer_list ctor”</text:span></text:span></text:p>
      <text:p text:style-name="P13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91">Yeni değişiklik için:</text:span></text:span></text:p>
      <text:p text:style-name="Standard"><text:span text:style-name="Strong_20_Emphasis"><text:span text:style-name="T89">$ git checkout master</text:span></text:span></text:p>
      <text:p text:style-name="Standard"><text:span text:style-name="Strong_20_Emphasis"><text:span text:style-name="T89">$ git status</text:span></text:span></text:p>
      <text:p text:style-name="P21"><text:span text:style-name="Strong_20_Emphasis"><text:span text:style-name="T89">$ git checkout -b yeni-branch</text:span></text:span></text:p>
      <text:p text:style-name="P21"><text:span text:style-name="Strong_20_Emphasis"><text:span text:style-name="T90">(</text:span></text:span><text:span text:style-name="Strong_20_Emphasis"><text:span text:style-name="T60">Değişiklikleri y</text:span></text:span><text:span text:style-name="Strong_20_Emphasis"><text:span text:style-name="T61">ap.</text:span></text:span><text:span text:style-name="Strong_20_Emphasis"><text:span text:style-name="T90">)</text:span></text:span></text:p>
      <text:p text:style-name="P1"><text:span text:style-name="Strong_20_Emphasis"><text:span text:style-name="T65"/></text:span></text:p>
      <text:p text:style-name="P23"><text:span text:style-name="Strong_20_Emphasis"><text:span text:style-name="T71">Daha önce gönderilen commit üzerinde değişiklik yapmak için:</text:span></text:span></text:p>
      <text:p text:style-name="P22"><text:span text:style-name="Strong_20_Emphasis"><text:span text:style-name="T66">$ </text:span></text:span><text:span text:style-name="Strong_20_Emphasis"><text:span text:style-name="T67">git checkout </text:span></text:span><text:span text:style-name="Strong_20_Emphasis"><text:span text:style-name="T68">ilgili</text:span></text:span><text:span text:style-name="Strong_20_Emphasis"><text:span text:style-name="T67">-branch-</text:span></text:span><text:span text:style-name="Strong_20_Emphasis"><text:span text:style-name="T68">adi</text:span></text:span></text:p>
      <text:p text:style-name="P2"><text:span text:style-name="Strong_20_Emphasis"><text:span text:style-name="T72">Değişiklikleri yap.</text:span></text:span></text:p>
      <text:p text:style-name="P2"><text:span text:style-name="Strong_20_Emphasis"><text:span text:style-name="T72"/></text:span></text:p>
      <text:p text:style-name="P21"><text:span text:style-name="Strong_20_Emphasis"><text:span text:style-name="T73">$ make build-nocheck</text:span></text:span></text:p>
      <text:p text:style-name="P2"><text:span text:style-name="Strong_20_Emphasis"><text:span text:style-name="T72">$ </text:span></text:span><text:span text:style-name="Strong_20_Emphasis"><text:span text:style-name="T74">git commit -a --amend <text:s text:c="3"/></text:span></text:span><text:span text:style-name="Strong_20_Emphasis"><text:span text:style-name="T75">→ commit işlenir.</text:span></text:span></text:p>
      <text:p text:style-name="P3"><text:span text:style-name="Strong_20_Emphasis"><text:span text:style-name="T76">$ ./logerrit submit master</text:span></text:span></text:p>
      <text:p text:style-name="P3"><text:span text:style-name="Strong_20_Emphasis"><text:span text:style-name="T76"/></text:span></text:p>
      <text:p text:style-name="P18"><text:span text:style-name="Strong_20_Emphasis"><text:span text:style-name="T84">master branch ‘ı güncellemek için:</text:span></text:span></text:p>
      <text:p text:style-name="P18"><text:span text:style-name="Strong_20_Emphasis"><text:span text:style-name="T77">$ </text:span></text:span><text:span text:style-name="Strong_20_Emphasis"><text:span text:style-name="T78">git checkout master</text:span></text:span></text:p>
      <text:p text:style-name="P17"><text:span text:style-name="Strong_20_Emphasis"><text:span text:style-name="T78">$ </text:span></text:span><text:span text:style-name="Strong_20_Emphasis"><text:span text:style-name="T79">git pull -r</text:span></text:span></text:p>
      <text:p text:style-name="P4"><text:span text:style-name="Strong_20_Emphasis"><text:span text:style-name="T80">$ git log <text:s text:c="3"/>→ son commit ‘in yakın tarihte olduğunu gör.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51">Start the program by running:</text:span></text:span><text:span text:style-name="Strong_20_Emphasis"><text:span text:style-name="T52"> instdir/program/soffice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80"/></text:span></text:p>
      <text:p text:style-name="P15"><text:span text:style-name="Strong_20_Emphasis"><text:span text:style-name="T81">Ori</text:span></text:span><text:span text:style-name="Strong_20_Emphasis"><text:span text:style-name="T82">j</text:span></text:span><text:span text:style-name="Strong_20_Emphasis"><text:span text:style-name="T81">inal metin: </text:span></text:span><text:a xlink:type="simple" xlink:href="https://etherpad.gnome.org/p/ACMGitHub" text:style-name="Internet_20_link" text:visited-style-name="Visited_20_Internet_20_Link"><text:span text:style-name="Strong_20_Emphasis"><text:span text:style-name="T63">https://etherpad.gnome.org/p/ACMGitHub</text:span></text:span></text:a><text:span text:style-name="Strong_20_Emphasis"><text:span text:style-name="T81"> </text:span></text:span><text:span text:style-name="Strong_20_Emphasis"><text:span text:style-name="T83">(Muhammet Kara)</text:span></text:span></text:p>
      <text:p text:style-name="P14"><text:span text:style-name="Strong_20_Emphasis"><text:span text:style-name="T83">Düzenleyen<text:tab/>: Bayram Çiçek</text:span></text:span></text:p>
      <text:p text:style-name="P2"><text:span text:style-name="Strong_20_Emphasis"><text:span text:style-name="T72"/></text:span></text:p>
      <text:p text:style-name="Standard"><text:span text:style-name="Strong_20_Emphasis"><text:span text:style-name="T63"/></text:span></text:p>
      <text:p text:style-name="P5"><text:span text:style-name="Strong_20_Emphasis"><text:span text:style-name="T86">Notlar:</text:span></text:span></text:p>
      <text:p text:style-name="P5"><text:span text:style-name="Strong_20_Emphasis"><text:span text:style-name="T87">$ git grep -10 "…"<text:tab/>→</text:span></text:span><text:span text:style-name="Strong_20_Emphasis"><text:span text:style-name="T88"> 10 satır aşağı ve yukarı gözükecek şekilde yazdırır.</text:span></text:span></text:p>
      <text:p text:style-name="P6"><text:span text:style-name="Strong_20_Emphasis"><text:span text:style-name="T88">$ git grep -n “…”<text:tab/>→ kaçıncı satırda olduğunu gösterir.</text:span></text:span></text:p>
      <text:p text:style-name="Standard"><text:span text:style-name="Strong_20_Emphasis"><text:span text:style-name="T70"/></text:span></text:p>
      <text:p text:style-name="P12">Qt Creator Entegrasyonu:</text:p>
      <text:p text:style-name="P7"/>
      <text:p text:style-name="P7">$ cd core</text:p>
      <text:p text:style-name="P8">$ make qtcreator-ide-integration ("Successfully created the project files." yazısını gör.)</text:p>
      <text:p text:style-name="P10">$ Qt creator aç <text:span text:style-name="Strong_20_Emphasis"><text:span text:style-name="T85">→</text:span></text:span> "Open Project" <text:span text:style-name="Strong_20_Emphasis"><text:span text:style-name="T85">→</text:span></text:span> “core” dizini içinde <text:span text:style-name="Strong_20_Emphasis"><text:span text:style-name="T85">→</text:span></text:span> "lo.pro" dosyasını aç. Proje otomatik açılacaktır.</text:p>
      <text:p text:style-name="P10"/>
      <text:p text:style-name="P11">Projeyi test etmek için: <text:span text:style-name="Strong_20_Emphasis"><text:span text:style-name="T85">→ Build → Run</text:span>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3-05T12:33:28.886857137</dc:date>
    <meta:editing-duration>PT9H37M33S</meta:editing-duration>
    <meta:editing-cycles>162</meta:editing-cycles>
    <meta:generator>LibreOffice/7.0.4.2$Linux_X86_64 LibreOffice_project/00$Build-2</meta:generator>
    <meta:document-statistic meta:table-count="0" meta:image-count="0" meta:object-count="0" meta:page-count="2" meta:paragraph-count="69" meta:word-count="510" meta:character-count="3487" meta:non-whitespace-character-count="2988"/>
  </office:meta>
</office:document-meta>
</file>